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13f" officeooo:paragraph-rsid="0008113f"/>
    </style:style>
    <style:style style:name="P2" style:family="paragraph" style:parent-style-name="Standard">
      <style:text-properties officeooo:rsid="0008113f" officeooo:paragraph-rsid="0009131e"/>
    </style:style>
    <style:style style:name="P3" style:family="paragraph" style:parent-style-name="Standard">
      <style:text-properties officeooo:rsid="000a83a0" officeooo:paragraph-rsid="000a83a0"/>
    </style:style>
    <style:style style:name="P4" style:family="paragraph" style:parent-style-name="Standard">
      <style:text-properties officeooo:rsid="000bb81b" officeooo:paragraph-rsid="000bb81b"/>
    </style:style>
    <style:style style:name="P5" style:family="paragraph" style:parent-style-name="Standard">
      <style:text-properties officeooo:rsid="001191f0" officeooo:paragraph-rsid="001191f0"/>
    </style:style>
    <style:style style:name="P6" style:family="paragraph" style:parent-style-name="Standard">
      <style:text-properties officeooo:paragraph-rsid="001191f0"/>
    </style:style>
    <style:style style:name="P7" style:family="paragraph" style:parent-style-name="Standard">
      <style:text-properties officeooo:rsid="0014926a" officeooo:paragraph-rsid="0014926a"/>
    </style:style>
    <style:style style:name="P8" style:family="paragraph" style:parent-style-name="Standard">
      <style:text-properties officeooo:rsid="0016583c" officeooo:paragraph-rsid="0016583c"/>
    </style:style>
    <style:style style:name="P9" style:family="paragraph" style:parent-style-name="Standard">
      <style:text-properties officeooo:paragraph-rsid="0016583c"/>
    </style:style>
    <style:style style:name="P10" style:family="paragraph" style:parent-style-name="Standard">
      <style:text-properties officeooo:paragraph-rsid="000a83a0"/>
    </style:style>
    <style:style style:name="P11" style:family="paragraph" style:parent-style-name="Standard">
      <style:text-properties officeooo:paragraph-rsid="000bb81b"/>
    </style:style>
    <style:style style:name="P12" style:family="paragraph" style:parent-style-name="Standard">
      <style:text-properties officeooo:paragraph-rsid="0014926a"/>
    </style:style>
    <style:style style:name="P13" style:family="paragraph" style:parent-style-name="Standard">
      <style:text-properties fo:font-variant="normal" fo:text-transform="none" fo:color="#3d3c40" style:text-line-through-style="none" style:text-line-through-type="none" style:font-name="Arial" fo:font-size="11pt" fo:font-style="normal" style:text-underline-style="none" fo:font-weight="normal" officeooo:paragraph-rsid="0016583c" style:text-blinking="false" fo:background-color="transparent"/>
    </style:style>
    <style:style style:name="T1" style:family="text">
      <style:text-properties officeooo:rsid="001191f0"/>
    </style:style>
    <style:style style:name="T2" style:family="text">
      <style:text-properties officeooo:rsid="0014926a"/>
    </style:style>
    <style:style style:name="T3" style:family="text">
      <style:text-properties officeooo:rsid="0016583c"/>
    </style:style>
    <style:style style:name="T4" style:family="text">
      <style:text-properties fo:font-variant="normal" fo:text-transform="none" fo:color="#3d3c4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0a83a0"/>
    </style:style>
    <style:style style:name="T6" style:family="text">
      <style:text-properties officeooo:rsid="000bb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es exercise</text:p>
      <text:p text:style-name="P1"/>
      <text:p text:style-name="P2"/>
      <text:p text:style-name="P2"/>
      <text:p text:style-name="P10"><text:span text:style-name="T5">1)</text:span><text:bookmark text:name="docs-internal-guid-739ce3a5-7fff-3b8f-ad7d-acf7963121da"/><text:span text:style-name="T5"> </text:span><text:span text:style-name="T4">Find the Pincode with highest average sale price.</text:span></text:p>
      <text:p text:style-name="P3"/>
      <text:p text:style-name="P2">SELECT postcode</text:p>
      <text:p text:style-name="P2">FROM <text:s/>land_registry_price_paid_uk</text:p>
      <text:p text:style-name="P2">GROUP BY postcode</text:p>
      <text:p text:style-name="P2">ORDER BY AVG(price) DESC</text:p>
      <text:p text:style-name="P2">limit 1;</text:p>
      <text:p text:style-name="P2"/>
      <text:p text:style-name="P10"><text:span text:style-name="T5">2)</text:span><text:bookmark text:name="docs-internal-guid-4cafd869-7fff-919a-59a6-3a86ef208d0c"/><text:span text:style-name="T5"> </text:span><text:span text:style-name="T4">Find the Highest sale price for each year.</text:span></text:p>
      <text:p text:style-name="P3"/>
      <text:p text:style-name="P3">SELECT MAX(price),EXTRACT(YEAR FROM transfer_date)</text:p>
      <text:p text:style-name="P3">FROM land_registry_price_paid_uk</text:p>
      <text:p text:style-name="P3">GROUP BY EXTRACT (YEAR FROM transfer_date)</text:p>
      <text:p text:style-name="P3">ORDER BY EXTRACT (YEAR FROM transfer_date);</text:p>
      <text:p text:style-name="P3"/>
      <text:p text:style-name="P11"><text:span text:style-name="T6">3)</text:span><text:bookmark text:name="docs-internal-guid-6ab5b15e-7fff-c31f-96b7-9b59611ae40a"/><text:span text:style-name="T6"> </text:span><text:span text:style-name="T4">Find the Date with most sales.</text:span></text:p>
      <text:p text:style-name="P4"/>
      <text:p text:style-name="P4">SELECT transfer_date,COUNT(transfer_date)</text:p>
      <text:p text:style-name="P4">FROM land_registry_price_paid_uk</text:p>
      <text:p text:style-name="P4">GROUP BY transfer_date</text:p>
      <text:p text:style-name="P4">ORDER BY COUNT(transfer_date) DESC</text:p>
      <text:p text:style-name="P4">limit 1;</text:p>
      <text:p text:style-name="P4"/>
      <text:p text:style-name="P6"><text:span text:style-name="T1">4)</text:span><text:bookmark text:name="docs-internal-guid-9300d429-7fff-0b0f-17be-5b989ba621ef"/><text:span text:style-name="T4">Find number of sales per pincode per year</text:span></text:p>
      <text:p text:style-name="P5"/>
      <text:p text:style-name="P5">SELECT postcode,COUNT(transaction),EXTRACT(YEAR FROM transfer_date)</text:p>
      <text:p text:style-name="P5">FROM <text:s/>land_registry_price_paid_uK</text:p>
      <text:p text:style-name="P5">GROUP BY EXTRACT(YEAR FROM transfer_date),postcode</text:p>
      <text:p text:style-name="P5">ORDER BY EXTRACT(YEAR FROM transfer_date);</text:p>
      <text:p text:style-name="P5"/>
      <text:p text:style-name="P12"><text:span text:style-name="T2">5)</text:span><text:bookmark text:name="docs-internal-guid-757befd7-7fff-45b7-1037-92c13ad37e3e"/><text:span text:style-name="T4">Total sale per month</text:span></text:p>
      <text:p text:style-name="P7"/>
      <text:p text:style-name="P7">SELECT COUNT(EXTRACT (MONTH FROM transfer_date)),EXTRACT (MONTH FROM transfer_date)</text:p>
      <text:p text:style-name="P7">FROM land_registry_price_paid_uk</text:p>
      <text:p text:style-name="P7">GROUP BY EXTRACT (MONTH FROM transfer_date)</text:p>
      <text:p text:style-name="P7">ORDER BY EXTRACT (MONTH FROM transfer_date);</text:p>
      <text:p text:style-name="P5"><text:s/></text:p>
      <text:p text:style-name="P9"><text:span text:style-name="T3">6) </text:span><text:bookmark text:name="docs-internal-guid-cb0f7cae-7fff-defc-10dc-f0f5e1905679"/><text:span text:style-name="T4">Find Total sale amount per month per pincode by year.</text:span></text:p>
      <text:p text:style-name="P13"/>
      <text:p text:style-name="P8"><text:s/>SELECT SUM(price),EXTRACT(MONTH FROM transfer_date),postcode,EXTRACT(YEAR FROM transfer_date)</text:p>
      <text:p text:style-name="P8">FROM land_registry_price_paid_uk</text:p>
      <text:p text:style-name="P8">GROUP BY EXTRACT(MONTH FROM transfer_date),postcode,EXTRACT(YEAR FROM transfer_date)</text:p>
      <text:p text:style-name="P8">ORDER BY EXTRACT(YEAR FROM transfer_date);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1:43:13.029654411</meta:creation-date>
    <dc:date>2019-07-06T23:25:21.770930398</dc:date>
    <meta:editing-duration>PT3H17M4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52" meta:character-count="1315" meta:non-whitespace-character-count="1192"/>
  </office:meta>
</office:document-meta>
</file>